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000000" svg:stroke-opacity="100%" draw:stroke-linejoin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none" draw:fill="solid" draw:fill-color="#d3d3ab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7.76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middle" fo:min-height="0.282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d3d3ab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8pt" style:font-name-asian="Calibri1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6.6cm" svg:y1="1cm" svg:x2="16.6cm" svg:y2="14cm">
          <text:p/>
        </draw:line>
        <draw:line draw:style-name="gr1" draw:text-style-name="P1" draw:layer="layout" svg:x1="3.4cm" svg:y1="1.1cm" svg:x2="3.4cm" svg:y2="14.099cm">
          <text:p/>
        </draw:line>
        <draw:g>
          <draw:g>
            <draw:polygon draw:style-name="gr2" draw:text-style-name="P2" draw:layer="layout" svg:width="10.75cm" svg:height="4cm" svg:x="4.5cm" svg:y="0.8cm" svg:viewBox="0 0 10751 4001" draw:points="0,4001 10751,4001 10751,0 0,0">
              <text:p/>
            </draw:polygon>
            <draw:polygon draw:style-name="gr3" draw:text-style-name="P1" draw:layer="layout" svg:width="10.75cm" svg:height="4cm" svg:x="4.5cm" svg:y="0.8cm" svg:viewBox="0 0 10751 4001" draw:points="0,4001 10751,4001 10751,0 0,0">
              <text:p/>
            </draw:polygon>
          </draw:g>
          <draw:frame draw:style-name="gr4" draw:text-style-name="P1" draw:layer="layout" svg:width="10.75cm" svg:height="4cm" svg:x="4.5cm" svg:y="0.8cm">
            <draw:text-box>
              <text:p text:style-name="P3"><text:span text:style-name="T1">Protocol Under Implementation (PUI)</text:span></text:p>
            </draw:text-box>
          </draw:frame>
        </draw:g>
        <draw:g>
          <draw:g>
            <draw:polygon draw:style-name="gr2" draw:text-style-name="P2" draw:layer="layout" svg:width="10.75cm" svg:height="8.044cm" svg:x="4.5cm" svg:y="6.135cm" svg:viewBox="0 0 10751 8045" draw:points="0,8045 10751,8045 10751,0 0,0">
              <text:p/>
            </draw:polygon>
            <draw:polygon draw:style-name="gr3" draw:text-style-name="P1" draw:layer="layout" svg:width="10.75cm" svg:height="8.044cm" svg:x="4.5cm" svg:y="6.135cm" svg:viewBox="0 0 10751 8045" draw:points="0,8045 10751,8045 10751,0 0,0">
              <text:p/>
            </draw:polygon>
          </draw:g>
          <draw:frame draw:style-name="gr5" draw:text-style-name="P1" draw:layer="layout" svg:width="10.75cm" svg:height="8.044cm" svg:x="4.5cm" svg:y="6.135cm">
            <draw:text-box>
              <text:p text:style-name="P3"><text:span text:style-name="T1">Protocol Independent Part (PIP)</text:span></text:p>
            </draw:text-box>
          </draw:frame>
        </draw:g>
        <draw:g>
          <draw:g>
            <draw:polygon draw:style-name="gr2" draw:text-style-name="P2" draw:layer="layout" svg:width="6.916cm" svg:height="2cm" svg:x="6.417cm" svg:y="7.135cm" svg:viewBox="0 0 6917 2001" draw:points="0,2001 6917,2001 6917,0 0,0">
              <text:p/>
            </draw:polygon>
            <draw:polygon draw:style-name="gr3" draw:text-style-name="P1" draw:layer="layout" svg:width="6.916cm" svg:height="2cm" svg:x="6.417cm" svg:y="7.135cm" svg:viewBox="0 0 6917 2001" draw:points="0,2001 6917,2001 6917,0 0,0">
              <text:p/>
            </draw:polygon>
          </draw:g>
          <draw:frame draw:style-name="gr6" draw:text-style-name="P1" draw:layer="layout" svg:width="6.916cm" svg:height="2cm" svg:x="6.417cm" svg:y="7.135cm">
            <draw:text-box>
              <text:p text:style-name="P3"><text:span text:style-name="T1">TX implementation</text:span></text:p>
            </draw:text-box>
          </draw:frame>
        </draw:g>
        <draw:g>
          <draw:g>
            <draw:polygon draw:style-name="gr2" draw:text-style-name="P2" draw:layer="layout" svg:width="6.916cm" svg:height="2cm" svg:x="6.417cm" svg:y="11.385cm" svg:viewBox="0 0 6917 2001" draw:points="0,2001 6917,2001 6917,0 0,0">
              <text:p/>
            </draw:polygon>
            <draw:polygon draw:style-name="gr3" draw:text-style-name="P1" draw:layer="layout" svg:width="6.916cm" svg:height="2cm" svg:x="6.417cm" svg:y="11.385cm" svg:viewBox="0 0 6917 2001" draw:points="0,2001 6917,2001 6917,0 0,0">
              <text:p/>
            </draw:polygon>
          </draw:g>
          <draw:frame draw:style-name="gr6" draw:text-style-name="P1" draw:layer="layout" svg:width="6.916cm" svg:height="2cm" svg:x="6.417cm" svg:y="11.385cm">
            <draw:text-box>
              <text:p text:style-name="P3"><text:span text:style-name="T1">RX implementation</text:span></text:p>
            </draw:text-box>
          </draw:frame>
        </draw:g>
        <draw:g>
          <draw:g>
            <draw:polygon draw:style-name="gr2" draw:text-style-name="P2" draw:layer="layout" svg:width="0.75cm" svg:height="1.35cm" svg:x="5.25cm" svg:y="4.792cm" svg:viewBox="0 0 751 1351" draw:points="563,187 751,187 376,0 0,187 187,187 187,1164 0,1164 374,1351 750,1164 563,1164">
              <text:p/>
            </draw:polygon>
            <draw:polygon draw:style-name="gr3" draw:text-style-name="P1" draw:layer="layout" svg:width="0.75cm" svg:height="1.35cm" svg:x="5.25cm" svg:y="4.792cm" svg:viewBox="0 0 751 1351" draw:points="563,187 751,187 376,0 0,187 187,187 187,1164 0,1164 374,1351 750,1164 563,1164">
              <text:p/>
            </draw:polygon>
          </draw:g>
          <draw:frame draw:style-name="gr7" draw:text-style-name="P1" draw:layer="layout" svg:width="1.75cm" svg:height="1.418cm" svg:x="5.8cm" svg:y="4.867cm">
            <draw:text-box>
              <text:p text:style-name="P3"><text:span text:style-name="T1">Control Bus</text:span></text:p>
            </draw:text-box>
          </draw:frame>
        </draw:g>
        <draw:g>
          <draw:g>
            <draw:polygon draw:style-name="gr2" draw:text-style-name="P2" draw:layer="layout" svg:width="2.25cm" svg:height="1cm" svg:x="2.25cm" svg:y="12.4cm" svg:viewBox="0 0 2251 1001" draw:points="0,751 2001,751 2001,1001 2251,499 2001,0 2001,249 0,249">
              <text:p/>
            </draw:polygon>
            <draw:polyline draw:style-name="gr3" draw:text-style-name="P1" draw:layer="layout" svg:width="2.25cm" svg:height="1cm" svg:x="2.25cm" svg:y="12.4cm" svg:viewBox="0 0 2251 1001" draw:points="0,751 2001,751 2001,1001 2251,499 2001,0 2001,249 0,249">
              <text:p/>
            </draw:polyline>
          </draw:g>
          <draw:frame draw:style-name="gr8" draw:text-style-name="P1" draw:layer="layout" svg:width="2.25cm" svg:height="1.219cm" svg:x="2.25cm" svg:y="12.29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2.25cm" svg:y="12.4cm" svg:viewBox="0 0 2251 1001" draw:points="0,751 2001,751 2001,1001 2251,499 2001,0 2001,249 0,249">
            <text:p/>
          </draw:polygon>
          <draw:frame draw:style-name="gr8" draw:text-style-name="P1" draw:layer="layout" svg:width="2.25cm" svg:height="1.219cm" svg:x="2.25cm" svg:y="12.291cm">
            <draw:text-box>
              <text:p/>
            </draw:text-box>
          </draw:frame>
        </draw:g>
        <draw:frame draw:style-name="gr9" draw:text-style-name="P1" draw:layer="layout" svg:width="2.25cm" svg:height="1.418cm" svg:x="4.2cm" svg:y="12.091cm">
          <draw:text-box>
            <text:p text:style-name="P3"><text:span text:style-name="T1">PDU </text:span><text:span text:style-name="T1"><text:line-break/></text:span><text:span text:style-name="T1">input</text:span></text:p>
          </draw:text-box>
        </draw:frame>
        <draw:g>
          <draw:polygon draw:style-name="gr2" draw:text-style-name="P2" draw:layer="layout" svg:width="2.25cm" svg:height="1cm" svg:x="2.25cm" svg:y="7cm" svg:viewBox="0 0 2251 1001" draw:points="2251,250 250,250 250,0 0,500 250,1001 250,751 2251,751">
            <text:p/>
          </draw:polygon>
          <draw:frame draw:style-name="gr8" draw:text-style-name="P1" draw:layer="layout" svg:width="2.25cm" svg:height="1.219cm" svg:x="2.25cm" svg:y="6.89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2.25cm" svg:y="7cm" svg:viewBox="0 0 2251 1001" draw:points="2251,250 250,250 250,0 0,500 250,1001 250,751 2251,751">
            <text:p/>
          </draw:polygon>
          <draw:frame draw:style-name="gr8" draw:text-style-name="P1" draw:layer="layout" svg:width="2.25cm" svg:height="1.219cm" svg:x="2.25cm" svg:y="6.891cm">
            <draw:text-box>
              <text:p/>
            </draw:text-box>
          </draw:frame>
        </draw:g>
        <draw:frame draw:style-name="gr9" draw:text-style-name="P1" draw:layer="layout" svg:width="2.25cm" svg:height="1.418cm" svg:x="4.15cm" svg:y="6.791cm">
          <draw:text-box>
            <text:p text:style-name="P3"><text:span text:style-name="T1">PDU output</text:span></text:p>
          </draw:text-box>
        </draw:frame>
        <draw:g>
          <draw:g>
            <draw:polygon draw:style-name="gr2" draw:text-style-name="P2" draw:layer="layout" svg:width="2.25cm" svg:height="1cm" svg:x="15.26cm" svg:y="7cm" svg:viewBox="0 0 2251 1001" draw:points="2251,250 249,250 249,0 0,500 249,1001 249,751 2251,751">
              <text:p/>
            </draw:polygon>
            <draw:polyline draw:style-name="gr3" draw:text-style-name="P1" draw:layer="layout" svg:width="2.25cm" svg:height="1cm" svg:x="15.26cm" svg:y="7cm" svg:viewBox="0 0 2251 1001" draw:points="2251,250 249,250 249,0 0,500 249,1001 249,751 2251,751">
              <text:p/>
            </draw:polyline>
          </draw:g>
          <draw:frame draw:style-name="gr8" draw:text-style-name="P1" draw:layer="layout" svg:width="2.25cm" svg:height="1.219cm" svg:x="15.26cm" svg:y="6.89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15.26cm" svg:y="7cm" svg:viewBox="0 0 2251 1001" draw:points="2251,250 249,250 249,0 0,500 249,1001 249,751 2251,751">
            <text:p/>
          </draw:polygon>
          <draw:frame draw:style-name="gr8" draw:text-style-name="P1" draw:layer="layout" svg:width="2.25cm" svg:height="1.219cm" svg:x="15.26cm" svg:y="6.891cm">
            <draw:text-box>
              <text:p/>
            </draw:text-box>
          </draw:frame>
        </draw:g>
        <draw:frame draw:style-name="gr9" draw:text-style-name="P1" draw:layer="layout" svg:width="2.25cm" svg:height="1.418cm" svg:x="13.2cm" svg:y="6.791cm">
          <draw:text-box>
            <text:p text:style-name="P3"><text:span text:style-name="T1">SDU </text:span><text:span text:style-name="T1"><text:line-break/></text:span><text:span text:style-name="T1">input</text:span></text:p>
          </draw:text-box>
        </draw:frame>
        <draw:g>
          <draw:g>
            <draw:polygon draw:style-name="gr2" draw:text-style-name="P2" draw:layer="layout" svg:width="2.25cm" svg:height="1cm" svg:x="15.26cm" svg:y="12.64cm" svg:viewBox="0 0 2251 1001" draw:points="0,751 2001,751 2001,1001 2251,500 2001,0 2001,249 0,249">
              <text:p/>
            </draw:polygon>
            <draw:polyline draw:style-name="gr3" draw:text-style-name="P1" draw:layer="layout" svg:width="2.25cm" svg:height="1cm" svg:x="15.26cm" svg:y="12.64cm" svg:viewBox="0 0 2251 1001" draw:points="0,751 2001,751 2001,1001 2251,500 2001,0 2001,249 0,249">
              <text:p/>
            </draw:polyline>
          </draw:g>
          <draw:frame draw:style-name="gr8" draw:text-style-name="P1" draw:layer="layout" svg:width="2.25cm" svg:height="1.219cm" svg:x="15.26cm" svg:y="12.53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15.26cm" svg:y="12.64cm" svg:viewBox="0 0 2251 1001" draw:points="0,751 2001,751 2001,1001 2251,500 2001,0 2001,249 0,249">
            <text:p/>
          </draw:polygon>
          <draw:frame draw:style-name="gr8" draw:text-style-name="P1" draw:layer="layout" svg:width="2.25cm" svg:height="1.219cm" svg:x="15.26cm" svg:y="12.531cm">
            <draw:text-box>
              <text:p/>
            </draw:text-box>
          </draw:frame>
        </draw:g>
        <draw:frame draw:style-name="gr9" draw:text-style-name="P1" draw:layer="layout" svg:width="2.25cm" svg:height="1.418cm" svg:x="13.35cm" svg:y="12.391cm">
          <draw:text-box>
            <text:p text:style-name="P3"><text:span text:style-name="T1">SDU output</text:span></text:p>
          </draw:text-box>
        </draw:frame>
        <draw:g>
          <draw:g>
            <draw:polygon draw:style-name="gr2" draw:text-style-name="P2" draw:layer="layout" svg:width="0.75cm" svg:height="1.35cm" svg:x="13.75cm" svg:y="4.792cm" svg:viewBox="0 0 751 1351" draw:points="563,187 751,187 376,0 0,187 187,187 187,1164 0,1164 374,1351 750,1164 563,1164">
              <text:p/>
            </draw:polygon>
            <draw:polygon draw:style-name="gr3" draw:text-style-name="P1" draw:layer="layout" svg:width="0.75cm" svg:height="1.35cm" svg:x="13.75cm" svg:y="4.792cm" svg:viewBox="0 0 751 1351" draw:points="563,187 751,187 376,0 0,187 187,187 187,1164 0,1164 374,1351 750,1164 563,1164">
              <text:p/>
            </draw:polygon>
          </draw:g>
          <draw:frame draw:style-name="gr7" draw:text-style-name="P1" draw:layer="layout" svg:width="1.35cm" svg:height="1.418cm" svg:x="12.525cm" svg:y="4.717cm">
            <draw:text-box>
              <text:p text:style-name="P3"><text:span text:style-name="T1">Data Bus</text:span></text:p>
            </draw:text-box>
          </draw:frame>
        </draw:g>
        <draw:g>
          <draw:g>
            <draw:polygon draw:style-name="gr2" draw:text-style-name="P2" draw:layer="layout" svg:width="2.25cm" svg:height="1cm" svg:x="15.25cm" svg:y="3.84cm" svg:viewBox="0 0 2251 1001" draw:points="0,751 2001,751 2001,1001 2251,500 2001,0 2001,250 0,250">
              <text:p/>
            </draw:polygon>
            <draw:polyline draw:style-name="gr3" draw:text-style-name="P1" draw:layer="layout" svg:width="2.25cm" svg:height="1cm" svg:x="15.25cm" svg:y="3.84cm" svg:viewBox="0 0 2251 1001" draw:points="0,751 2001,751 2001,1001 2251,500 2001,0 2001,250 0,250">
              <text:p/>
            </draw:polyline>
          </draw:g>
          <draw:frame draw:style-name="gr8" draw:text-style-name="P1" draw:layer="layout" svg:width="2.25cm" svg:height="1.219cm" svg:x="15.25cm" svg:y="3.73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15.25cm" svg:y="3.84cm" svg:viewBox="0 0 2251 1001" draw:points="0,751 2001,751 2001,1001 2251,500 2001,0 2001,250 0,250">
            <text:p/>
          </draw:polygon>
          <draw:frame draw:style-name="gr8" draw:text-style-name="P1" draw:layer="layout" svg:width="2.25cm" svg:height="1.219cm" svg:x="15.25cm" svg:y="3.731cm">
            <draw:text-box>
              <text:p/>
            </draw:text-box>
          </draw:frame>
        </draw:g>
        <draw:frame draw:style-name="gr9" draw:text-style-name="P1" draw:layer="layout" svg:width="2.65cm" svg:height="1.418cm" svg:x="12.875cm" svg:y="3.391cm">
          <draw:text-box>
            <text:p text:style-name="P3"><text:span text:style-name="T1">(N;N+1) ICI output</text:span></text:p>
          </draw:text-box>
        </draw:frame>
        <draw:g>
          <draw:polygon draw:style-name="gr10" draw:text-style-name="P1" draw:layer="layout" svg:width="3.669cm" svg:height="0.564cm" svg:x="8.041cm" svg:y="5.185cm" svg:viewBox="0 0 3670 565" draw:points="0,565 3670,565 3670,0 0,0">
            <text:p/>
          </draw:polygon>
          <draw:frame draw:style-name="gr11" draw:text-style-name="P1" draw:layer="layout" svg:width="3.669cm" svg:height="1.058cm" svg:x="8.041cm" svg:y="4.938cm">
            <draw:text-box>
              <text:p text:style-name="P3"><text:span text:style-name="T2">N. layer</text:span></text:p>
            </draw:text-box>
          </draw:frame>
        </draw:g>
        <draw:g>
          <draw:polygon draw:style-name="gr10" draw:text-style-name="P1" draw:layer="layout" svg:width="3.669cm" svg:height="0.564cm" svg:x="16.54cm" svg:y="5.185cm" svg:viewBox="0 0 3670 565" draw:points="0,565 3670,565 3670,0 0,0">
            <text:p/>
          </draw:polygon>
          <draw:frame draw:style-name="gr11" draw:text-style-name="P1" draw:layer="layout" svg:width="3.669cm" svg:height="1.058cm" svg:x="16.54cm" svg:y="4.938cm">
            <draw:text-box>
              <text:p text:style-name="P3"><text:span text:style-name="T2">N+1. layer</text:span></text:p>
            </draw:text-box>
          </draw:frame>
        </draw:g>
        <draw:g>
          <draw:polygon draw:style-name="gr10" draw:text-style-name="P1" draw:layer="layout" svg:width="3.669cm" svg:height="0.564cm" svg:x="0.081cm" svg:y="5.185cm" svg:viewBox="0 0 3670 565" draw:points="0,565 3670,565 3670,0 0,0">
            <text:p/>
          </draw:polygon>
          <draw:frame draw:style-name="gr11" draw:text-style-name="P1" draw:layer="layout" svg:width="3.669cm" svg:height="1.058cm" svg:x="0.081cm" svg:y="4.938cm">
            <draw:text-box>
              <text:p text:style-name="P3"><text:span text:style-name="T2">N-1. layer</text:span></text:p>
            </draw:text-box>
          </draw:frame>
        </draw:g>
        <draw:g>
          <draw:g>
            <draw:polygon draw:style-name="gr2" draw:text-style-name="P2" draw:layer="layout" svg:width="2.25cm" svg:height="1cm" svg:x="15.25cm" svg:y="1cm" svg:viewBox="0 0 2251 1001" draw:points="2251,250 249,249 249,0 0,500 249,1001 249,751 2251,751">
              <text:p/>
            </draw:polygon>
            <draw:polyline draw:style-name="gr3" draw:text-style-name="P1" draw:layer="layout" svg:width="2.25cm" svg:height="1cm" svg:x="15.25cm" svg:y="1cm" svg:viewBox="0 0 2251 1001" draw:points="2251,250 249,249 249,0 0,500 249,1001 249,751 2251,751">
              <text:p/>
            </draw:polyline>
          </draw:g>
          <draw:frame draw:style-name="gr8" draw:text-style-name="P1" draw:layer="layout" svg:width="2.25cm" svg:height="1.219cm" svg:x="15.25cm" svg:y="0.89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15.25cm" svg:y="1cm" svg:viewBox="0 0 2251 1001" draw:points="2251,250 249,249 249,0 0,500 249,1001 249,751 2251,751">
            <text:p/>
          </draw:polygon>
          <draw:frame draw:style-name="gr8" draw:text-style-name="P1" draw:layer="layout" svg:width="2.25cm" svg:height="1.219cm" svg:x="15.25cm" svg:y="0.891cm">
            <draw:text-box>
              <text:p/>
            </draw:text-box>
          </draw:frame>
        </draw:g>
        <draw:frame draw:style-name="gr9" draw:text-style-name="P1" draw:layer="layout" svg:width="2.9cm" svg:height="1.418cm" svg:x="12.6cm" svg:y="0.791cm">
          <draw:text-box>
            <text:p text:style-name="P3"><text:span text:style-name="T1">(N;N+1) ICI input</text:span></text:p>
          </draw:text-box>
        </draw:frame>
        <draw:g>
          <draw:g>
            <draw:polygon draw:style-name="gr2" draw:text-style-name="P2" draw:layer="layout" svg:width="2.25cm" svg:height="1cm" svg:x="2.25cm" svg:y="3.6cm" svg:viewBox="0 0 2251 1001" draw:points="0,751 2001,751 2001,1001 2251,500 2001,0 2001,250 0,250">
              <text:p/>
            </draw:polygon>
            <draw:polyline draw:style-name="gr3" draw:text-style-name="P1" draw:layer="layout" svg:width="2.25cm" svg:height="1cm" svg:x="2.25cm" svg:y="3.6cm" svg:viewBox="0 0 2251 1001" draw:points="0,751 2001,751 2001,1001 2251,500 2001,0 2001,250 0,250">
              <text:p/>
            </draw:polyline>
          </draw:g>
          <draw:frame draw:style-name="gr8" draw:text-style-name="P1" draw:layer="layout" svg:width="2.25cm" svg:height="1.219cm" svg:x="2.25cm" svg:y="3.491cm">
            <draw:text-box>
              <text:p/>
            </draw:text-box>
          </draw:frame>
        </draw:g>
        <draw:g>
          <draw:polygon draw:style-name="gr3" draw:text-style-name="P1" draw:layer="layout" svg:width="2.25cm" svg:height="1cm" svg:x="2.25cm" svg:y="3.6cm" svg:viewBox="0 0 2251 1001" draw:points="0,751 2001,751 2001,1001 2251,500 2001,0 2001,250 0,250">
            <text:p/>
          </draw:polygon>
          <draw:frame draw:style-name="gr8" draw:text-style-name="P1" draw:layer="layout" svg:width="2.25cm" svg:height="1.219cm" svg:x="2.25cm" svg:y="3.491cm">
            <draw:text-box>
              <text:p/>
            </draw:text-box>
          </draw:frame>
        </draw:g>
        <draw:frame draw:style-name="gr9" draw:text-style-name="P1" draw:layer="layout" svg:width="3.15cm" svg:height="1.934cm" svg:x="3.85cm" svg:y="3.333cm">
          <draw:text-box>
            <text:p text:style-name="P3"><text:span text:style-name="T1">(N-1;N) ICI </text:span><text:span text:style-name="T1"><text:line-break/></text:span><text:span text:style-name="T1">input</text:span><text:span text:style-name="T1"><text:line-break/></text:span><text:span text:style-name="T1"/></text:p>
          </draw:text-box>
        </draw:frame>
        <draw:g>
          <draw:g>
            <draw:polygon draw:style-name="gr2" draw:text-style-name="P2" draw:layer="layout" svg:width="2.25cm" svg:height="1cm" svg:x="2.25cm" svg:y="1cm" svg:viewBox="0 0 2251 1001" draw:points="2251,250 250,249 250,0 0,500 250,1001 250,751 2251,751">
              <text:p/>
            </draw:polygon>
            <draw:polyline draw:style-name="gr3" draw:text-style-name="P1" draw:layer="layout" svg:width="2.25cm" svg:height="1cm" svg:x="2.25cm" svg:y="1cm" svg:viewBox="0 0 2251 1001" draw:points="2251,250 250,249 250,0 0,500 250,1001 250,751 2251,751">
              <text:p/>
            </draw:polyline>
          </draw:g>
        </draw:g>
        <draw:g>
          <draw:polygon draw:style-name="gr3" draw:text-style-name="P1" draw:layer="layout" svg:width="2.25cm" svg:height="1cm" svg:x="2.25cm" svg:y="1cm" svg:viewBox="0 0 2251 1001" draw:points="2251,250 250,249 250,0 0,500 250,1001 250,751 2251,751">
            <text:p/>
          </draw:polygon>
          <draw:frame draw:style-name="gr8" draw:text-style-name="P1" draw:layer="layout" svg:width="2.25cm" svg:height="1.219cm" svg:x="2.25cm" svg:y="0.891cm">
            <draw:text-box>
              <text:p/>
            </draw:text-box>
          </draw:frame>
        </draw:g>
        <draw:frame draw:style-name="gr9" draw:text-style-name="P1" draw:layer="layout" svg:width="3.125cm" svg:height="1.418cm" svg:x="3.875cm" svg:y="0.791cm">
          <draw:text-box>
            <text:p text:style-name="P3"><text:span text:style-name="T1">(N-1;N) ICI 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2T21:02:23.147000000</dc:date>
    <meta:creation-date>2013-05-17T10:41:07Z</meta:creation-date>
    <meta:generator>LibreOffice/4.4.4.3$Windows_x86 LibreOffice_project/2c39ebcf046445232b798108aa8a7e7d89552ea8</meta:generator>
    <meta:editing-duration>PT2M56S</meta:editing-duration>
    <meta:editing-cycles>1</meta:editing-cycles>
    <meta:document-statistic meta:object-count="110"/>
  </office:meta>
</office:document-meta>
</file>